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lin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1.19741in" svg:y="0.71269in" svg:width="4.06042in" svg:height="6.36667in" style:rel-width="scale" style:rel-height="scale"><draw:image xlink:href="media/image1.jpeg" xlink:type="simple" xlink:show="embed" xlink:actuate="onLoad"/><svg:title/><svg:desc>https://www.pius-kirchgessner.de/07_Bildmeditationen/Buttons_Bilder/Judas-Kapitell_2%20-%20Kopie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08-04T11:41:00Z</meta:creation-date>
    <dc:date>2021-08-04T11:43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